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09cm" style:rel-column-width="16223*"/>
    </style:style>
    <style:style style:name="Tabela1.B" style:family="table-column">
      <style:table-column-properties style:column-width="5.983cm" style:rel-column-width="23064*"/>
    </style:style>
    <style:style style:name="Tabela1.C" style:family="table-column">
      <style:table-column-properties style:column-width="6.809cm" style:rel-column-width="262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9876" officeooo:paragraph-rsid="00109876"/>
    </style:style>
    <style:style style:name="P2" style:family="paragraph" style:parent-style-name="Table_20_Contents">
      <style:text-properties officeooo:rsid="000d057b" officeooo:paragraph-rsid="000d057b"/>
    </style:style>
    <style:style style:name="P3" style:family="paragraph" style:parent-style-name="Table_20_Contents">
      <style:text-properties fo:font-weight="bold" officeooo:rsid="000d057b" officeooo:paragraph-rsid="000d057b" style:font-weight-asian="bold" style:font-weight-complex="bold"/>
    </style:style>
    <style:style style:name="P4" style:family="paragraph" style:parent-style-name="Table_20_Contents">
      <style:text-properties officeooo:rsid="000eabab" officeooo:paragraph-rsid="000eabab"/>
    </style:style>
    <style:style style:name="P5" style:family="paragraph" style:parent-style-name="Table_20_Contents">
      <style:text-properties officeooo:paragraph-rsid="00100629"/>
    </style:style>
    <style:style style:name="P6" style:family="paragraph" style:parent-style-name="Table_20_Contents">
      <style:text-properties officeooo:rsid="00100629" officeooo:paragraph-rsid="00100629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Standard">
      <style:text-properties style:text-line-through-style="none" style:text-line-through-type="none" officeooo:rsid="00119043" officeooo:paragraph-rsid="00109876"/>
    </style:style>
    <style:style style:name="P9" style:family="paragraph" style:parent-style-name="Standard">
      <style:text-properties officeooo:rsid="000e622b" officeooo:paragraph-rsid="0014e5c0"/>
    </style:style>
    <style:style style:name="P10" style:family="paragraph" style:parent-style-name="Standard">
      <style:text-properties officeooo:rsid="000f4e78" officeooo:paragraph-rsid="0014e5c0"/>
    </style:style>
    <style:style style:name="P11" style:family="paragraph" style:parent-style-name="Standard">
      <style:paragraph-properties fo:margin-top="0cm" fo:margin-bottom="0cm" loext:contextual-spacing="false"/>
      <style:text-properties style:text-line-through-style="none" style:text-line-through-type="none" officeooo:rsid="000f4e78" officeooo:paragraph-rsid="0014e5c0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style:text-line-through-style="none" style:text-line-through-type="none" officeooo:rsid="00119043" officeooo:paragraph-rsid="0011df62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1df62"/>
    </style:style>
    <style:style style:name="P15" style:family="paragraph" style:parent-style-name="Text_20_body">
      <style:paragraph-properties fo:margin-top="0cm" fo:margin-bottom="0cm" loext:contextual-spacing="false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131310"/>
    </style:style>
    <style:style style:name="T1" style:family="text">
      <style:text-properties officeooo:rsid="000eabab"/>
    </style:style>
    <style:style style:name="T2" style:family="text">
      <style:text-properties officeooo:rsid="00100629"/>
    </style:style>
    <style:style style:name="T3" style:family="text">
      <style:text-properties officeooo:rsid="00104388"/>
    </style:style>
    <style:style style:name="T4" style:family="text">
      <style:text-properties officeooo:rsid="00131310"/>
    </style:style>
    <style:style style:name="T5" style:family="text">
      <style:text-properties officeooo:rsid="00133431"/>
    </style:style>
    <style:style style:name="T6" style:family="text">
      <style:text-properties officeooo:rsid="000f1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Piramida potrzeb Maslowa:</text:p>
      <text:p text:style-name="P7"><text:s text:c="4"/>1.fizjologiczne</text:p>
      <text:p text:style-name="P7"><text:tab/>-toalety</text:p>
      <text:p text:style-name="P7"><text:tab/>-jedzenie</text:p>
      <text:p text:style-name="P7"><text:tab/>-picie</text:p>
      <text:p text:style-name="P7"><text:tab/>-przerwy</text:p>
      <text:p text:style-name="P7"><text:tab/>-dogodne godziny pracy</text:p>
      <text:p text:style-name="P7"><text:tab/>-klimatyzacja/ogrzewanie</text:p>
      <text:p text:style-name="P7"><text:tab/>-otwierane okna/odpowiednia wentylacja</text:p>
      <text:p text:style-name="P7"><text:tab/>-<text:span text:style-name="T4">ś</text:span>rodki higieniczne</text:p>
      <text:p text:style-name="P7"><text:tab/>-miejsce przeznaczone do odpoczynku/konsole/si<text:span text:style-name="T4">ł</text:span>ownie/miejsce do snu</text:p>
      <text:p text:style-name="P7"><text:tab/>-wynagrodzenie wyp<text:span text:style-name="T4">ł</text:span>acane o czasie</text:p>
      <text:p text:style-name="P7"><text:tab/>-praca na pi<text:span text:style-name="T4">ł</text:span>kach itd.</text:p>
      <text:p text:style-name="P7"><text:tab/>-odzie<text:span text:style-name="T4">ż</text:span> ochronna</text:p>
      <text:p text:style-name="P7"><text:tab/>-kasa zapomogowo-po<text:span text:style-name="T4">ż</text:span>yczkowa</text:p>
      <text:p text:style-name="P7"><text:s text:c="4"/>2.bezpieczeństwo</text:p>
      <text:p text:style-name="P7"><text:tab/>-kursy BHP,</text:p>
      <text:p text:style-name="P7"><text:tab/>-ubezpieczenia,</text:p>
      <text:p text:style-name="P7"><text:tab/>-opieka zdrowotna,</text:p>
      <text:p text:style-name="P7"><text:tab/>-stałość <text:span text:style-name="T4">zatrudnienia,</text:span></text:p>
      <text:p text:style-name="P7"><text:tab/>-zabezpieczenia (ubrania ochronne,kaski)</text:p>
      <text:p text:style-name="P7"><text:tab/>-przyciski bezpieczeństwa</text:p>
      <text:p text:style-name="P7"><text:tab/>-wyj<text:span text:style-name="T4">ś</text:span>cia ewakuacyjne</text:p>
      <text:p text:style-name="P7"><text:tab/>-stały przegląd maszyn</text:p>
      <text:p text:style-name="P7"><text:tab/>-psycholog</text:p>
      <text:p text:style-name="P7"><text:tab/>-ochrona budynku</text:p>
      <text:p text:style-name="P7"><text:tab/>-ograniczony dost<text:span text:style-name="T4">ę</text:span>p do wej<text:span text:style-name="T4">ś</text:span>cia do ni<text:span text:style-name="T4">e</text:span>kt<text:span text:style-name="T4">ó</text:span>rych miejsc</text:p>
      <text:p text:style-name="P7"><text:tab/>-niestosowanie przemocy i zapobieganie jej</text:p>
      <text:p text:style-name="P7"><text:s text:c="4"/>3.afiliacji</text:p>
      <text:p text:style-name="P7"><text:tab/>-przerwy wspólne</text:p>
      <text:p text:style-name="P7"><text:tab/>-wyjazdy integracyjne</text:p>
      <text:p text:style-name="P7"><text:tab/>-cele spo<text:span text:style-name="T4">ł</text:span>eczne</text:p>
      <text:p text:style-name="P7"><text:tab/>-imprezy zapoznawcze dla nowych pracowników</text:p>
      <text:p text:style-name="P7"><text:tab/>-ogarnianie urodzin, rocznic, sukcesów, jubileuszy, ważnych rzeczy dla pracowników</text:p>
      <text:p text:style-name="P7"><text:tab/>-projekty zespołowe</text:p>
      <text:p text:style-name="P7"><text:tab/>-wsp<text:span text:style-name="T4">ó</text:span>lna przestrze<text:span text:style-name="T4">ń</text:span> do odpoczynku</text:p>
      <text:p text:style-name="P7"><text:tab/>-poczucie nale<text:span text:style-name="T4">ż</text:span>enia do firmy</text:p>
      <text:p text:style-name="P7"><text:s text:c="4"/>4.szacunku i uznania</text:p>
      <text:p text:style-name="P7"><text:tab/>-odnoszenie się z szacunkiem do pracowników</text:p>
      <text:p text:style-name="P7"><text:tab/>-równe traktowanie</text:p>
      <text:p text:style-name="P7"><text:tab/>-cykliczny feedback</text:p>
      <text:p text:style-name="P7"><text:tab/>-uczciwe warunki pracy</text:p>
      <text:p text:style-name="P7"><text:tab/>-chwalenie ich za osiągnięcia</text:p>
      <text:p text:style-name="P7"><text:tab/>-możliwość awansu</text:p>
      <text:p text:style-name="P7"><text:tab/>-konkursy</text:p>
      <text:p text:style-name="P7"/>
      <text:p text:style-name="P7"><text:soft-page-break/><text:s text:c="4"/>5.samorealizacja</text:p>
      <text:p text:style-name="P7"><text:tab/>-szkolenia specjalistyczne (niekoniecznie związane z firmą)</text:p>
      <text:p text:style-name="P7"><text:tab/>-mentoring</text:p>
      <text:p text:style-name="P7"><text:tab/>-coaching</text:p>
      <text:p text:style-name="P7"><text:tab/>-dodatkowe projekty</text:p>
      <text:p text:style-name="P7"><text:tab/>-nowe wyzwania</text:p>
      <text:p text:style-name="P7"><text:tab/> <text:s/>zwiększenie autonomii</text:p>
      <text:p text:style-name="P7"><text:tab/> <text:s/>tworzenie kultury organizacyjnej</text:p>
      <text:p text:style-name="P7"><text:tab/> <text:s/>wolontariat</text:p>
      <text:p text:style-name="P7"><text:tab/>-czas na pasje</text:p>
      <text:p text:style-name="P7"><text:tab/> <text:s/>warunki do rozwoju indywidualnego</text:p>
      <text:p text:style-name="P7"><text:tab/>-swoboda</text:p>
      <text:p text:style-name="P7"><text:tab/>-odpowiedzialność</text:p>
      <text:p text:style-name="P7"/>
      <text:p text:style-name="P7">Zasady Maslowa:</text:p>
      <text:p text:style-name="P7">-deficytu - jeśli jakaś potrzeba jest zaspokajana w dłuższym czasie przestaje działać jako czynnik motywujący</text:p>
      <text:p text:style-name="P7">-rozwoju - każdy zaspokaja potrzeby zgodnie z hierarchią</text:p>
      <text:p text:style-name="P15">ka<text:span text:style-name="T4">ż</text:span>dy z nas zaspokaja swoje potrzeby w inny spos<text:span text:style-name="T4">ó</text:span>b</text:p>
      <text:p text:style-name="P7"/>
      <text:p text:style-name="P7">Teoria X i Y McGregora:</text:p>
      <text:p text:style-name="P7">-x motywujemy kijem i marchewka</text:p>
      <text:p text:style-name="P7">-y motywujemy daj<text:span text:style-name="T4">ą</text:span>c nowe zadania, m<text:span text:style-name="T4">oż</text:span>liwo<text:span text:style-name="T4">ś</text:span>ci, wi<text:span text:style-name="T4">ę</text:span>ksza autonomie</text:p>
      <text:p text:style-name="P15">ludzie się boją y</text:p>
      <text:p text:style-name="P7"/>
      <text:p text:style-name="P7">Materialne środki motywowania:</text:p>
      <text:p text:style-name="P7"><text:tab/>-nagrody</text:p>
      <text:p text:style-name="P7"><text:tab/>-premie</text:p>
      <text:p text:style-name="P16"><text:tab/>-dodatek do płacy (nadgodziny, w dni wolne, <text:span text:style-name="T4">ś</text:span>wi<text:span text:style-name="T4">ą</text:span>teczne, nocne godziny,</text:p>
      <text:p text:style-name="P16"><text:tab/><text:tab/><text:tab/> <text:s text:c="7"/>dodatek sta<text:span text:style-name="T4">ż</text:span>owy, funkcyjny)</text:p>
      <text:p text:style-name="P7"><text:tab/>-udziały i akcje</text:p>
      <text:p text:style-name="P16"><text:tab/>-perks - benefity (karnety na siłownię, wouczery, punkty, wczasy, bilety do kina, kursy,</text:p>
      <text:p text:style-name="P16"><text:tab/><text:tab/> szkolenia, warsztaty, dodatkowe ubezpieczenie na życie, prywatna opieka</text:p>
      <text:p text:style-name="P16"><text:tab/><text:tab/> medyczna, czas na zwiedzanie w trakcie delegacji, telefon, laptop, internet,</text:p>
      <text:p text:style-name="P16"><text:tab/><text:tab/> mieszkania służbowe itd.)</text:p>
      <text:p text:style-name="P16"><text:tab/> <text:s text:c="5"/>→system kafeteryjny-wielowariantowość - możliwość wyboru benefitów z pewnej</text:p>
      <text:p text:style-name="P16"><text:tab/> <text:s text:c="6"/>pul<text:span text:style-name="T4">i </text:span>propozycji zgodnie ze swoimi preferencjami</text:p>
      <text:p text:style-name="P7">Niematerialne środki motywowania:</text:p>
      <text:p text:style-name="P7"><text:tab/>-awans</text:p>
      <text:p text:style-name="P7"><text:tab/>-pochwała</text:p>
      <text:p text:style-name="P7"><text:tab/>-atmosfera w firmie</text:p>
      <text:p text:style-name="P7"><text:tab/>-dobre relacje z pracownikami i przełożonym</text:p>
      <text:p text:style-name="P7"><text:tab/>-praca w firmie o dobrej renomie</text:p>
      <text:p text:style-name="P7"><text:tab/>-samodzielność</text:p>
      <text:p text:style-name="P7"><text:tab/>-nowe wyzwania</text:p>
      <text:p text:style-name="P7"><text:tab/>-odpowiednia kultura organizacyjna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leLine94300222823264">
          <table:table-cell table:style-name="Tabela1.A1" office:value-type="string">
            <text:p text:style-name="P3">Kryterium</text:p>
          </table:table-cell>
          <table:table-cell table:style-name="Tabela1.A1" office:value-type="string">
            <text:p text:style-name="P3">Autokratyczny</text:p>
          </table:table-cell>
          <table:table-cell table:style-name="Tabela1.C1" office:value-type="string">
            <text:p text:style-name="P3">Demo<text:span text:style-name="T1">k</text:span>ratyczny</text:p>
          </table:table-cell>
        </table:table-row>
        <table:table-row table:style-name="TableLine94300223263440">
          <table:table-cell table:style-name="Tabela1.A2" office:value-type="string">
            <text:p text:style-name="P2">komunikacja</text:p>
          </table:table-cell>
          <table:table-cell table:style-name="Tabela1.A2" office:value-type="string">
            <text:p text:style-name="P4">Dystans, jednokierunkowa, nakazy, zakazy, rozkazy</text:p>
          </table:table-cell>
          <table:table-cell table:style-name="Tabela1.C2" office:value-type="string">
            <text:p text:style-name="P4">Dwukierunkowa, zalecenia, polecenia, prośby, sugestie</text:p>
          </table:table-cell>
        </table:table-row>
        <table:table-row table:style-name="TableLine94300223270816">
          <table:table-cell table:style-name="Tabela1.A2" office:value-type="string">
            <text:p text:style-name="P2">Podejmowanie decyzji</text:p>
          </table:table-cell>
          <table:table-cell table:style-name="Tabela1.A2" office:value-type="string">
            <text:p text:style-name="P4">Władza podejmuje decyzje</text:p>
          </table:table-cell>
          <table:table-cell table:style-name="Tabela1.C2" office:value-type="string">
            <text:p text:style-name="P5"><text:span text:style-name="T1">W</text:span>ięź kierownika z grupą i dążenie do uzyskania aprobaty osób podporządkowanych, <text:span text:style-name="T1">zachęcanie do wyrażania opinii i poglądów</text:span></text:p>
          </table:table-cell>
        </table:table-row>
        <table:table-row table:style-name="TableLine94300223273072">
          <table:table-cell table:style-name="Tabela1.A2" office:value-type="string">
            <text:p text:style-name="P2">kontrola</text:p>
          </table:table-cell>
          <table:table-cell table:style-name="Tabela1.A2" office:value-type="string">
            <text:p text:style-name="P4">Du<text:span text:style-name="T2">ż</text:span>a, <text:span text:style-name="T2">częsta, szczegółowa, wieloaspektowa, dokładna</text:span></text:p>
          </table:table-cell>
          <table:table-cell table:style-name="Tabela1.C2" office:value-type="string">
            <text:p text:style-name="P4">Ma<text:span text:style-name="T2">ł</text:span>a, <text:span text:style-name="T2">końcowa, rzadka</text:span></text:p>
          </table:table-cell>
        </table:table-row>
        <table:table-row table:style-name="TableLine94300223276064">
          <table:table-cell table:style-name="Tabela1.A2" office:value-type="string">
            <text:p text:style-name="P2">Instrukcje dotycz<text:span text:style-name="T1">ą</text:span>ce wykonywania zada<text:span text:style-name="T1">ń</text:span></text:p>
          </table:table-cell>
          <table:table-cell table:style-name="Tabela1.A2" office:value-type="string">
            <text:p text:style-name="P4">Brak swobody, <text:span text:style-name="T3">bezpośrednie, dokładne, szczegółowe</text:span></text:p>
          </table:table-cell>
          <table:table-cell table:style-name="Tabela1.C2" office:value-type="string">
            <text:p text:style-name="P4">Du<text:span text:style-name="T2">ż</text:span>a swoboda w działaniu, <text:span text:style-name="T3">mówi co i na kiedy ma być zrobione, ale nie mówi jak</text:span></text:p>
          </table:table-cell>
        </table:table-row>
        <table:table-row table:style-name="TableLine94300223279248">
          <table:table-cell table:style-name="Tabela1.A2" office:value-type="string">
            <text:p text:style-name="P2">potrzeby</text:p>
          </table:table-cell>
          <table:table-cell table:style-name="Tabela1.A2" office:value-type="string">
            <text:p text:style-name="P6">Niższego rzędu</text:p>
          </table:table-cell>
          <table:table-cell table:style-name="Tabela1.C2" office:value-type="string">
            <text:p text:style-name="P6">Wyższego rzędu</text:p>
          </table:table-cell>
        </table:table-row>
      </table:table>
      <text:p text:style-name="Standard"/>
      <text:p text:style-name="P1">Determinanty:</text:p>
      <text:p text:style-name="P1">-czas</text:p>
      <text:p text:style-name="P1">-zasoby</text:p>
      <text:p text:style-name="P8">-zaufanie</text:p>
      <text:p text:style-name="P8">-charakter kierownika</text:p>
      <text:p text:style-name="P8">-</text:p>
      <text:p text:style-name="P8"/>
      <text:p text:style-name="P8"/>
      <text:p text:style-name="P8"/>
      <text:p text:style-name="P8"/>
      <text:p text:style-name="P8"/>
      <text:p text:style-name="P8"/>
      <text:p text:style-name="P14">centralizacja - wa<text:span text:style-name="T5">ż</text:span>ne decyzje podejmowane s<text:span text:style-name="T5">ą</text:span> na gorze</text:p>
      <text:p text:style-name="P14">decentralizacja - pracownicy decyduj<text:span text:style-name="T5">ą</text:span></text:p>
      <text:p text:style-name="P14">hierarchia - </text:p>
      <text:p text:style-name="P14">formalizacja - </text:p>
      <text:p text:style-name="P13">specjalizacja - </text:p>
      <text:p text:style-name="P13"/>
      <text:p text:style-name="P13"/>
      <text:p text:style-name="P13"/>
      <text:p text:style-name="P13"/>
      <text:p text:style-name="P9">strategiczne na najwyższym szczeblu – <text:span text:style-name="T6">główne, najważniejsze dla organizacji, długoterminowe, jakościowe</text:span></text:p>
      <text:p text:style-name="P9">operacyjne na najniższym – <text:span text:style-name="T6">codzienne, operacyjne, krótkoterminowe, ilościowe</text:span></text:p>
      <text:p text:style-name="P9"/>
      <text:p text:style-name="P10">sformułowanie strategii – ofensywne, defensywne, konkurencyjne, konserwatywne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10:56:24.132067721</meta:creation-date>
    <dc:date>2023-12-16T21:42:31.687478497</dc:date>
    <meta:editing-duration>PT43M42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3" meta:paragraph-count="119" meta:word-count="424" meta:character-count="3633" meta:non-whitespace-character-count="3192"/>
  </office:meta>
</office:document-meta>
</file>